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-asian="Times New Roman1" style:language-asian="sv" style:country-asian="SE" style:font-name-complex="Consolas"/>
    </style:style>
    <style:style style:name="P3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fo:language="en" fo:country="US" style:font-name-asian="Times New Roman1" style:language-asian="sv" style:country-asian="SE" style:font-name-complex="Consolas"/>
    </style:style>
    <style:style style:name="P4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fo:language="en" fo:country="US" fo:font-style="italic" style:font-name-asian="Times New Roman1" style:language-asian="sv" style:country-asian="SE" style:font-style-asian="italic" style:font-name-complex="Consolas"/>
    </style:style>
    <style:style style:name="P5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fo:language="en" fo:country="US" fo:font-style="italic" fo:font-weight="bold" style:font-name-asian="Times New Roman1" style:language-asian="sv" style:country-asian="SE" style:font-style-asian="italic" style:font-weight-asian="bold" style:font-name-complex="Consolas"/>
    </style:style>
    <style:style style:name="P6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fo:font-style="italic" style:font-name-asian="Times New Roman1" style:language-asian="sv" style:country-asian="SE" style:font-style-asian="italic" style:font-name-complex="Consolas"/>
    </style:style>
    <style:style style:name="P7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fo:font-style="italic" fo:font-weight="bold" style:font-name-asian="Times New Roman1" style:language-asian="sv" style:country-asian="SE" style:font-style-asian="italic" style:font-weight-asian="bold" style:font-name-complex="Consolas"/>
    </style:style>
    <style:style style:name="P8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rsid="000801f8" officeooo:paragraph-rsid="0004c18d" style:font-weight-asian="bold" style:font-weight-complex="bold"/>
    </style:style>
    <style:style style:name="P10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rsid="000801f8" officeooo:paragraph-rsid="00130fa9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rsid="00164f70" officeooo:paragraph-rsid="00164f70" style:font-weight-asian="bold" style:font-weight-complex="bold"/>
    </style:style>
    <style:style style:name="P12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rsid="00189af2" officeooo:paragraph-rsid="00189af2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rsid="001ace0e" officeooo:paragraph-rsid="001ace0e" style:font-weight-asian="bold" style:font-weight-complex="bold"/>
    </style:style>
    <style:style style:name="P14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rsid="001cab77" officeooo:paragraph-rsid="001cab77" style:font-weight-asian="bold" style:font-weight-complex="bold"/>
    </style:style>
    <style:style style:name="P15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rsid="001e00b0" officeooo:paragraph-rsid="001e00b0" style:font-weight-asian="bold" style:font-weight-complex="bold"/>
    </style:style>
    <style:style style:name="P16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0801f8" officeooo:paragraph-rsid="00130fa9" style:font-weight-asian="normal" style:font-weight-complex="normal"/>
    </style:style>
    <style:style style:name="P18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0801f8" officeooo:paragraph-rsid="00164f70" style:font-weight-asian="normal" style:font-weight-complex="normal"/>
    </style:style>
    <style:style style:name="P19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0801f8" officeooo:paragraph-rsid="00198154" style:font-weight-asian="normal" style:font-weight-complex="normal"/>
    </style:style>
    <style:style style:name="P20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30fa9" officeooo:paragraph-rsid="00130fa9" style:font-weight-asian="normal" style:font-weight-complex="normal"/>
    </style:style>
    <style:style style:name="P21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64f70" officeooo:paragraph-rsid="00164f70" style:font-weight-asian="normal" style:font-weight-complex="normal"/>
    </style:style>
    <style:style style:name="P22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98154" officeooo:paragraph-rsid="00198154" style:font-weight-asian="normal" style:font-weight-complex="normal"/>
    </style:style>
    <style:style style:name="P23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89af2" officeooo:paragraph-rsid="00189af2" style:font-weight-asian="normal" style:font-weight-complex="normal"/>
    </style:style>
    <style:style style:name="P24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a1e1e" officeooo:paragraph-rsid="001a1e1e" style:font-weight-asian="normal" style:font-weight-complex="normal"/>
    </style:style>
    <style:style style:name="P25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ace0e" officeooo:paragraph-rsid="001ace0e" style:font-weight-asian="normal" style:font-weight-complex="normal"/>
    </style:style>
    <style:style style:name="P26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cab77" officeooo:paragraph-rsid="001cab77" style:font-weight-asian="normal" style:font-weight-complex="normal"/>
    </style:style>
    <style:style style:name="P27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d6ad5" officeooo:paragraph-rsid="001d6ad5" style:font-weight-asian="normal" style:font-weight-complex="normal"/>
    </style:style>
    <style:style style:name="P28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e00b0" officeooo:paragraph-rsid="001d6ad5" style:font-weight-asian="normal" style:font-weight-complex="normal"/>
    </style:style>
    <style:style style:name="P29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e00b0" officeooo:paragraph-rsid="001e00b0" style:font-weight-asian="normal" style:font-weight-complex="normal"/>
    </style:style>
    <style:style style:name="P30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e00b0" officeooo:paragraph-rsid="001f2d96" style:font-weight-asian="normal" style:font-weight-complex="normal"/>
    </style:style>
    <style:style style:name="P31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37e73" officeooo:paragraph-rsid="00037e73"/>
    </style:style>
    <style:style style:name="P32" style:family="paragraph" style:parent-style-name="Standard">
      <style:paragraph-properties fo:margin-top="0in" fo:margin-bottom="0in" style:contextual-spacing="false" style:line-height-at-least="0.2083in" fo:padding="0in" fo:border-left="none" fo:border-right="none" fo:border-top="none" fo:border-bottom="1.5pt solid #00000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3" style:family="paragraph" style:parent-style-name="Standard">
      <style:paragraph-properties fo:margin-top="0in" fo:margin-bottom="0in" style:contextual-spacing="false" style:line-height-at-least="0.2083in" fo:padding="0in" fo:border-left="none" fo:border-right="none" fo:border-top="none" fo:border-bottom="0.99pt solid #000001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4" style:family="paragraph" style:parent-style-name="Standard">
      <style:paragraph-properties fo:margin-top="0in" fo:margin-bottom="0in" style:contextual-spacing="false" style:line-height-at-least="0.2083in" fo:padding="0.0291in" fo:border-left="none" fo:border-right="none" fo:border-top="none" fo:border-bottom="0.06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37e73"/>
    </style:style>
    <style:style style:name="P35" style:family="paragraph" style:parent-style-name="Standard">
      <style:paragraph-properties fo:margin-top="0in" fo:margin-bottom="0in" style:contextual-spacing="false" style:line-height-at-least="0.2083in" fo:padding="0.0291in" fo:border-left="none" fo:border-right="none" fo:border-top="none" fo:border-bottom="0.99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e00b0" officeooo:paragraph-rsid="001d6ad5" style:font-weight-asian="normal" style:font-weight-complex="normal"/>
    </style:style>
    <style:style style:name="P36" style:family="paragraph" style:parent-style-name="Standard">
      <style:paragraph-properties fo:margin-top="0in" fo:margin-bottom="0in" style:contextual-spacing="false" style:line-height-at-least="0.2083in" fo:padding="0.0291in" fo:border-left="none" fo:border-right="none" fo:border-top="none" fo:border-bottom="0.99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e00b0" officeooo:paragraph-rsid="001e00b0" style:font-weight-asian="normal" style:font-weight-complex="normal"/>
    </style:style>
    <style:style style:name="P37" style:family="paragraph" style:parent-style-name="Standard">
      <style:paragraph-properties fo:margin-left="0.9055in" fo:margin-right="0in" fo:margin-top="0in" fo:margin-bottom="0in" style:contextual-spacing="false" style:line-height-at-least="0.2083in" fo:text-indent="-0.9055in" style:auto-text-indent="false">
        <style:tab-stops>
          <style:tab-stop style:position="2.4472in"/>
          <style:tab-stop style:position="3.0835in"/>
          <style:tab-stop style:position="3.7193in"/>
          <style:tab-stop style:position="4.3555in"/>
          <style:tab-stop style:position="4.9917in"/>
          <style:tab-stop style:position="5.628in"/>
          <style:tab-stop style:position="6.2638in"/>
          <style:tab-stop style:position="6.9in"/>
          <style:tab-stop style:position="7.5362in"/>
          <style:tab-stop style:position="8.172in"/>
          <style:tab-stop style:position="8.8083in"/>
          <style:tab-stop style:position="9.4445in"/>
          <style:tab-stop style:position="10.0807in"/>
          <style:tab-stop style:position="10.7165in"/>
          <style:tab-stop style:position="11.3528in"/>
          <style:tab-stop style:position="11.989in"/>
        </style:tab-stops>
      </style:paragraph-properties>
    </style:style>
    <style:style style:name="P38" style:family="paragraph" style:parent-style-name="Standard">
      <style:paragraph-properties fo:margin-left="0.9055in" fo:margin-right="0in" fo:margin-top="0in" fo:margin-bottom="0in" style:contextual-spacing="false" style:line-height-at-least="0.2083in" fo:text-indent="-0.9055in" style:auto-text-indent="false">
        <style:tab-stops>
          <style:tab-stop style:position="2.4472in"/>
          <style:tab-stop style:position="3.0835in"/>
          <style:tab-stop style:position="3.7193in"/>
          <style:tab-stop style:position="4.3555in"/>
          <style:tab-stop style:position="4.9917in"/>
          <style:tab-stop style:position="5.628in"/>
          <style:tab-stop style:position="6.2638in"/>
          <style:tab-stop style:position="6.9in"/>
          <style:tab-stop style:position="7.5362in"/>
          <style:tab-stop style:position="8.172in"/>
          <style:tab-stop style:position="8.8083in"/>
          <style:tab-stop style:position="9.4445in"/>
          <style:tab-stop style:position="10.0807in"/>
          <style:tab-stop style:position="10.7165in"/>
          <style:tab-stop style:position="11.3528in"/>
          <style:tab-stop style:position="11.989in"/>
        </style:tab-stops>
      </style:paragraph-properties>
      <style:text-properties fo:color="#333333" fo:font-style="italic" style:font-name-asian="Times New Roman1" style:language-asian="sv" style:country-asian="SE" style:font-style-asian="italic" style:font-name-complex="Consolas"/>
    </style:style>
    <style:style style:name="P39" style:family="paragraph" style:parent-style-name="HTML_20_Preformatted">
      <style:paragraph-properties style:line-height-at-least="0.2083in"/>
    </style:style>
    <style:style style:name="P40" style:family="paragraph" style:parent-style-name="HTML_20_Preformatted">
      <style:paragraph-properties style:line-height-at-least="0.2083in"/>
      <style:text-properties fo:color="#333333" style:font-name="Calibri" fo:font-size="11pt" style:font-size-asian="11pt" style:font-name-complex="Consolas" style:font-size-complex="11pt"/>
    </style:style>
    <style:style style:name="P41" style:family="paragraph" style:parent-style-name="HTML_20_Preformatted">
      <style:paragraph-properties style:line-height-at-least="0.2083in"/>
      <style:text-properties fo:color="#333333" style:font-name="Calibri" fo:font-size="11pt" fo:font-style="italic" style:font-size-asian="11pt" style:font-style-asian="italic" style:font-name-complex="Consolas" style:font-size-complex="11pt"/>
    </style:style>
    <style:style style:name="P42" style:family="paragraph" style:parent-style-name="HTML_20_Preformatted">
      <style:paragraph-properties style:line-height-at-least="0.2083in"/>
      <style:text-properties fo:color="#333333" style:font-name="Calibri" fo:font-size="11pt" fo:font-weight="bold" style:font-size-asian="11pt" style:font-weight-asian="bold" style:font-name-complex="Consolas" style:font-size-complex="11pt"/>
    </style:style>
    <style:style style:name="P43" style:family="paragraph" style:parent-style-name="No_20_Spacing">
      <style:text-properties fo:font-weight="bold" officeooo:paragraph-rsid="000ca558" style:font-weight-asian="bold" style:font-weight-complex="bold"/>
    </style:style>
    <style:style style:name="P44" style:family="paragraph" style:parent-style-name="No_20_Spacing">
      <style:text-properties fo:font-weight="bold" officeooo:rsid="00037e73" style:font-weight-asian="bold" style:font-weight-complex="bold"/>
    </style:style>
    <style:style style:name="P45" style:family="paragraph" style:parent-style-name="No_20_Spacing">
      <style:text-properties fo:font-weight="bold" officeooo:rsid="000be0cd" officeooo:paragraph-rsid="000be0cd" style:font-weight-asian="bold" style:font-weight-complex="bold"/>
    </style:style>
    <style:style style:name="P46" style:family="paragraph" style:parent-style-name="No_20_Spacing">
      <style:text-properties fo:font-weight="bold" officeooo:rsid="000be0cd" officeooo:paragraph-rsid="000f5a10" style:font-weight-asian="bold" style:font-weight-complex="bold"/>
    </style:style>
    <style:style style:name="P47" style:family="paragraph" style:parent-style-name="No_20_Spacing">
      <style:text-properties fo:font-weight="bold" officeooo:rsid="000e06d0" officeooo:paragraph-rsid="000ca558" style:font-weight-asian="bold" style:font-weight-complex="bold"/>
    </style:style>
    <style:style style:name="P48" style:family="paragraph" style:parent-style-name="No_20_Spacing">
      <style:text-properties fo:font-weight="bold" officeooo:rsid="0004c18d" style:font-weight-asian="bold" style:font-weight-complex="bold"/>
    </style:style>
    <style:style style:name="P49" style:family="paragraph" style:parent-style-name="No_20_Spacing">
      <style:text-properties fo:font-weight="bold" officeooo:rsid="000f5a10" officeooo:paragraph-rsid="000f5a10" style:font-weight-asian="bold" style:font-weight-complex="bold"/>
    </style:style>
    <style:style style:name="P50" style:family="paragraph" style:parent-style-name="No_20_Spacing">
      <style:text-properties fo:font-weight="bold" officeooo:rsid="0012cdfe" officeooo:paragraph-rsid="0012cdfe" style:font-weight-asian="bold" style:font-weight-complex="bold"/>
    </style:style>
    <style:style style:name="P51" style:family="paragraph" style:parent-style-name="No_20_Spacing">
      <style:text-properties fo:font-weight="bold" officeooo:rsid="00130fa9" officeooo:paragraph-rsid="00130fa9" style:font-weight-asian="bold" style:font-weight-complex="bold"/>
    </style:style>
    <style:style style:name="P52" style:family="paragraph" style:parent-style-name="No_20_Spacing">
      <style:text-properties officeooo:paragraph-rsid="000e06d0"/>
    </style:style>
    <style:style style:name="P53" style:family="paragraph" style:parent-style-name="No_20_Spacing">
      <style:text-properties fo:font-style="italic" style:font-style-asian="italic" style:font-name-complex="Consolas"/>
    </style:style>
    <style:style style:name="P54" style:family="paragraph" style:parent-style-name="No_20_Spacing">
      <style:text-properties fo:font-style="italic" fo:font-weight="bold" style:font-style-asian="italic" style:font-weight-asian="bold" style:font-name-complex="Consolas"/>
    </style:style>
    <style:style style:name="P55" style:family="paragraph" style:parent-style-name="No_20_Spacing">
      <style:text-properties style:font-name-complex="Consolas"/>
    </style:style>
    <style:style style:name="P56" style:family="paragraph" style:parent-style-name="No_20_Spacing">
      <style:text-properties fo:language="en" fo:country="US" fo:font-style="italic" style:font-style-asian="italic" style:font-name-complex="Consolas"/>
    </style:style>
    <style:style style:name="P57" style:family="paragraph" style:parent-style-name="No_20_Spacing">
      <style:text-properties officeooo:rsid="00037e73"/>
    </style:style>
    <style:style style:name="P58" style:family="paragraph" style:parent-style-name="No_20_Spacing">
      <style:text-properties fo:font-weight="normal" officeooo:rsid="000801f8" style:font-weight-asian="normal" style:font-weight-complex="normal"/>
    </style:style>
    <style:style style:name="P59" style:family="paragraph" style:parent-style-name="No_20_Spacing">
      <style:text-properties fo:font-weight="normal" officeooo:rsid="0009e8d2" style:font-weight-asian="normal" style:font-weight-complex="normal"/>
    </style:style>
    <style:style style:name="P60" style:family="paragraph" style:parent-style-name="No_20_Spacing">
      <style:text-properties officeooo:rsid="000be0cd"/>
    </style:style>
    <style:style style:name="P61" style:family="paragraph" style:parent-style-name="No_20_Spacing">
      <style:text-properties officeooo:rsid="000c3378"/>
    </style:style>
    <style:style style:name="P62" style:family="paragraph" style:parent-style-name="No_20_Spacing">
      <style:text-properties officeooo:rsid="000e06d0" officeooo:paragraph-rsid="000e06d0"/>
    </style:style>
    <style:style style:name="P63" style:family="paragraph" style:parent-style-name="No_20_Spacing">
      <style:text-properties officeooo:rsid="000f5a10" officeooo:paragraph-rsid="000f5a10"/>
    </style:style>
    <style:style style:name="P64" style:family="paragraph" style:parent-style-name="No_20_Spacing">
      <style:text-properties officeooo:rsid="00108cc1" officeooo:paragraph-rsid="00108cc1"/>
    </style:style>
    <style:style style:name="P65" style:family="paragraph" style:parent-style-name="No_20_Spacing">
      <style:text-properties officeooo:rsid="0004c18d" officeooo:paragraph-rsid="000f5a10"/>
    </style:style>
    <style:style style:name="P66" style:family="paragraph" style:parent-style-name="No_20_Spacing">
      <style:text-properties officeooo:rsid="0012cdfe" officeooo:paragraph-rsid="0012cdfe"/>
    </style:style>
    <style:style style:name="P67" style:family="paragraph" style:parent-style-name="No_20_Spacing">
      <style:text-properties officeooo:rsid="00130fa9" officeooo:paragraph-rsid="00130fa9"/>
    </style:style>
    <style:style style:name="P68" style:family="paragraph" style:parent-style-name="No_20_Spacing">
      <style:paragraph-properties fo:margin-left="0.9055in" fo:margin-right="0in" fo:text-indent="0.0008in" style:auto-text-indent="false"/>
      <style:text-properties fo:font-style="italic" fo:font-weight="bold" style:font-style-asian="italic" style:font-weight-asian="bold" style:font-name-complex="Consolas"/>
    </style:style>
    <style:style style:name="P69" style:family="paragraph" style:parent-style-name="No_20_Spacing">
      <style:paragraph-properties fo:margin-left="0.9055in" fo:margin-right="0in" fo:text-indent="0.0008in" style:auto-text-indent="false"/>
      <style:text-properties style:font-name-complex="Consolas"/>
    </style:style>
    <style:style style:name="P70" style:family="paragraph" style:parent-style-name="No_20_Spacing">
      <style:paragraph-properties fo:padding="0.0291in" fo:border-left="none" fo:border-right="none" fo:border-top="none" fo:border-bottom="0.99pt solid #000000" style:join-border="false"/>
      <style:text-properties officeooo:rsid="000f5a10"/>
    </style:style>
    <style:style style:name="P71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f2d96" officeooo:paragraph-rsid="001e00b0" style:font-weight-asian="normal" style:font-weight-complex="normal"/>
    </style:style>
    <style:style style:name="P72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1f2d96" officeooo:paragraph-rsid="001f2d96" style:font-weight-asian="normal" style:font-weight-complex="normal"/>
    </style:style>
    <style:style style:name="P73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20baf4" officeooo:paragraph-rsid="0020baf4" style:font-weight-asian="normal" style:font-weight-complex="normal"/>
    </style:style>
    <style:style style:name="P74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20baf4" officeooo:paragraph-rsid="0021d794" style:font-weight-asian="normal" style:font-weight-complex="normal"/>
    </style:style>
    <style:style style:name="P75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rsid="001f2d96" officeooo:paragraph-rsid="001f2d96" style:font-weight-asian="bold" style:font-weight-complex="bold"/>
    </style:style>
    <style:style style:name="P76" style:family="paragraph" style:parent-style-name="Standard">
      <style:paragraph-properties fo:margin-top="0in" fo:margin-bottom="0in" style:contextual-spacing="false" style:line-height-at-least="0.208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rsid="0020baf4" officeooo:paragraph-rsid="0021d794" style:font-weight-asian="bold" style:font-weight-complex="bold"/>
    </style:style>
    <style:style style:name="P77" style:family="paragraph" style:parent-style-name="No_20_Spacing" style:master-page-name="Standard">
      <style:paragraph-properties style:page-number="auto"/>
    </style:style>
    <style:style style:name="T1" style:family="text">
      <style:text-properties fo:font-style="italic" style:font-style-asian="italic" style:font-name-complex="Consolas"/>
    </style:style>
    <style:style style:name="T2" style:family="text">
      <style:text-properties fo:font-style="italic" fo:font-weight="bold" style:font-style-asian="italic" style:font-weight-asian="bold" style:font-name-complex="Consolas"/>
    </style:style>
    <style:style style:name="T3" style:family="text">
      <style:text-properties fo:font-style="italic" fo:font-weight="bold" officeooo:rsid="00141d95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name-complex="Consolas"/>
    </style:style>
    <style:style style:name="T5" style:family="text">
      <style:text-properties fo:color="#333333" style:font-name-asian="Times New Roman1" style:language-asian="sv" style:country-asian="SE" style:font-name-complex="Consolas"/>
    </style:style>
    <style:style style:name="T6" style:family="text">
      <style:text-properties fo:color="#333333" fo:language="en" fo:country="US" style:font-name-asian="Times New Roman1" style:language-asian="sv" style:country-asian="SE" style:font-name-complex="Consolas"/>
    </style:style>
    <style:style style:name="T7" style:family="text">
      <style:text-properties fo:color="#333333" fo:language="en" fo:country="US" fo:font-style="italic" style:font-name-asian="Times New Roman1" style:language-asian="sv" style:country-asian="SE" style:font-style-asian="italic" style:font-name-complex="Consolas"/>
    </style:style>
    <style:style style:name="T8" style:family="text">
      <style:text-properties fo:color="#333333" fo:language="en" fo:country="US" fo:font-style="italic" fo:font-weight="bold" style:font-name-asian="Times New Roman1" style:language-asian="sv" style:country-asian="SE" style:font-style-asian="italic" style:font-weight-asian="bold" style:font-name-complex="Consolas"/>
    </style:style>
    <style:style style:name="T9" style:family="text">
      <style:text-properties fo:color="#333333" fo:font-style="italic" style:font-name-asian="Times New Roman1" style:language-asian="sv" style:country-asian="SE" style:font-style-asian="italic" style:font-name-complex="Consolas"/>
    </style:style>
    <style:style style:name="T10" style:family="text">
      <style:text-properties fo:color="#333333" fo:font-style="italic" fo:font-weight="bold" style:font-name-asian="Times New Roman1" style:language-asian="sv" style:country-asian="SE" style:font-style-asian="italic" style:font-weight-asian="bold" style:font-name-complex="Consolas"/>
    </style:style>
    <style:style style:name="T11" style:family="text">
      <style:text-properties fo:color="#333333" style:font-name="Calibri" fo:font-size="11pt" style:font-size-asian="11pt" style:font-name-complex="Consolas" style:font-size-complex="11pt"/>
    </style:style>
    <style:style style:name="T12" style:family="text">
      <style:text-properties fo:color="#333333" style:font-name="Calibri" fo:font-size="11pt" fo:font-style="italic" style:font-size-asian="11pt" style:font-style-asian="italic" style:font-name-complex="Consolas" style:font-size-complex="11pt"/>
    </style:style>
    <style:style style:name="T13" style:family="text">
      <style:text-properties fo:color="#333333" style:font-name="Calibri" fo:font-size="11pt" fo:font-weight="bold" style:font-size-asian="11pt" style:font-weight-asian="bold" style:font-name-complex="Consolas" style:font-size-complex="11pt"/>
    </style:style>
    <style:style style:name="T14" style:family="text">
      <style:text-properties fo:font-weight="normal" officeooo:rsid="000801f8" style:font-weight-asian="normal" style:font-weight-complex="normal"/>
    </style:style>
    <style:style style:name="T15" style:family="text">
      <style:text-properties fo:font-weight="normal" officeooo:rsid="0009e8d2" style:font-weight-asian="normal" style:font-weight-complex="normal"/>
    </style:style>
    <style:style style:name="T16" style:family="text">
      <style:text-properties fo:font-weight="normal" officeooo:rsid="000a769d" style:font-weight-asian="normal" style:font-weight-complex="normal"/>
    </style:style>
    <style:style style:name="T17" style:family="text">
      <style:text-properties fo:font-weight="normal" officeooo:rsid="000be0cd" style:font-weight-asian="normal" style:font-weight-complex="normal"/>
    </style:style>
    <style:style style:name="T18" style:family="text">
      <style:text-properties fo:font-weight="normal" officeooo:rsid="00140161" style:font-weight-asian="normal" style:font-weight-complex="normal"/>
    </style:style>
    <style:style style:name="T19" style:family="text">
      <style:text-properties officeooo:rsid="000801f8"/>
    </style:style>
    <style:style style:name="T20" style:family="text">
      <style:text-properties officeooo:rsid="000ca558"/>
    </style:style>
    <style:style style:name="T21" style:family="text">
      <style:text-properties officeooo:rsid="000e06d0"/>
    </style:style>
    <style:style style:name="T22" style:family="text">
      <style:text-properties officeooo:rsid="000e2f62"/>
    </style:style>
    <style:style style:name="T23" style:family="text">
      <style:text-properties officeooo:rsid="00130fa9"/>
    </style:style>
    <style:style style:name="T24" style:family="text">
      <style:text-properties officeooo:rsid="00141d95"/>
    </style:style>
    <style:style style:name="T25" style:family="text">
      <style:text-properties officeooo:rsid="00164f70"/>
    </style:style>
    <style:style style:name="T26" style:family="text">
      <style:text-properties officeooo:rsid="0016fd2b"/>
    </style:style>
    <style:style style:name="T27" style:family="text">
      <style:text-properties officeooo:rsid="0017cfcb"/>
    </style:style>
    <style:style style:name="T28" style:family="text">
      <style:text-properties officeooo:rsid="00198154"/>
    </style:style>
    <style:style style:name="T29" style:family="text">
      <style:text-properties officeooo:rsid="001a1e1e"/>
    </style:style>
    <style:style style:name="T30" style:family="text">
      <style:text-properties officeooo:rsid="001f2d96"/>
    </style:style>
    <style:style style:name="T31" style:family="text">
      <style:text-properties officeooo:rsid="0020baf4"/>
    </style:style>
    <style:style style:name="T32" style:family="text">
      <style:text-properties officeooo:rsid="0021d7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Tilldelning av variabler i Python, det språk vi nyss börjat med. Har tilldelat både ”myvar” och ”mystring”. <text:s/>Sen gjorde jag en lista. </text:p>
      <text:p text:style-name="No_20_Spacing"/>
      <text:p text:style-name="P53">myvar = 7</text:p>
      <text:p text:style-name="P53">myvar +=2 <text:s/>//gör att den ökar med 2</text:p>
      <text:p text:style-name="P53">myvar-=2 <text:s/>//gör att det minskar med 2</text:p>
      <text:p text:style-name="P53">myvar *=2 //gör att den multiplicerar med 2</text:p>
      <text:p text:style-name="P53">myvar /=4 // gör att den delar med 4</text:p>
      <text:p text:style-name="No_20_Spacing"/>
      <text:p text:style-name="P53">print myvar //skriver ut variablen </text:p>
      <text:p text:style-name="No_20_Spacing"/>
      <text:p text:style-name="P53">_______________</text:p>
      <text:p text:style-name="No_20_Spacing"/>
      <text:p text:style-name="P53">mystring = ”hej”</text:p>
      <text:p text:style-name="P53">mystring +=” allesammans” <text:tab/>//lägger till texten ’allesammans’</text:p>
      <text:p text:style-name="P53">print mystring</text:p>
      <text:p text:style-name="No_20_Spacing"/>
      <text:p text:style-name="P53">_______________</text:p>
      <text:p text:style-name="No_20_Spacing"/>
      <text:p text:style-name="P53">mylist =[1,5,3,”anna”,”hej”]</text:p>
      <text:p text:style-name="P53">print mylist[2] <text:tab/>// skriver ut NUMMER 2 i listan, alltså 5</text:p>
      <text:p text:style-name="No_20_Spacing"/>
      <text:p text:style-name="P53">print mylist [-1] <text:tab/>//skriver ut den sista i listan, alltså hej</text:p>
      <text:p text:style-name="No_20_Spacing"/>
      <text:p text:style-name="P53">print mylist [:] <text:tab/><text:tab/> <text:s text:c="2"/>//skriver ut alla</text:p>
      <text:p text:style-name="No_20_Spacing"/>
      <text:p text:style-name="P53">print mylist [:5] <text:s text:c="12"/>// skriver ut alla upp till nummer 5</text:p>
      <text:p text:style-name="No_20_Spacing"/>
      <text:p text:style-name="P53">print mylist [::4]<text:tab/> //skriver ut var fjärde <text:s/></text:p>
      <text:p text:style-name="P53">______________</text:p>
      <text:p text:style-name="No_20_Spacing"/>
      <text:p text:style-name="P53">bok ={ ”nyckel 1”:”sak 1”, <text:s text:c="2"/>”a”:2,5:3, <text:s text:c="2"/>”t”:7 <text:s text:c="4"/>}</text:p>
      <text:p text:style-name="No_20_Spacing"><text:span text:style-name="T1">print bok{”nyckel 1”] <text:s text:c="8"/>// skriver ut vad som finns i nyckel 1, <text:s/><text:tab/><text:tab/><text:tab/>alltså </text:span><text:span text:style-name="T2">sak 1</text:span><text:span text:style-name="T1">. Vad som helst kan skrivas.</text:span></text:p>
      <text:p text:style-name="No_20_Spacing"/>
      <text:p text:style-name="P53">______________</text:p>
      <text:p text:style-name="No_20_Spacing"/>
      <text:p text:style-name="P53">mininfo=" namn: %(namn)s nummer: %(nummer)s" <text:s text:c="4"/>%{"namn":"Oskar","nummer":765596069}</text:p>
      <text:p text:style-name="P68">// Namn:%(namn) letar efter ”namn” efter %-tecknet, samma princip med nummer. Vad som helst kan skrivas.</text:p>
      <text:p text:style-name="No_20_Spacing"/>
      <text:p text:style-name="P54">----------------------</text:p>
      <text:p text:style-name="No_20_Spacing"/>
      <text:p text:style-name="No_20_Spacing"><text:span text:style-name="T1">a=12 <text:s/><text:tab/> <text:s/>//tilldelar 12 till a</text:span><text:span text:style-name="T2">(a kan vara vad som helst. Det är en var)</text:span></text:p>
      <text:p text:style-name="P53">b="hejsan" <text:s text:c="4"/>//tilldelar hejsan till b</text:p>
      <text:p text:style-name="No_20_Spacing"><text:span text:style-name="T1">print b+b,type(b+b)<text:tab/>//print hejsanhejsan &lt;typ ‘str’&gt; hade </text:span><text:span text:style-name="T2">type </text:span><text:span text:style-name="T1">varit a så hade a = &lt;type ’int’&gt;</text:span></text:p>
      <text:p text:style-name="No_20_Spacing"/>
      <text:p text:style-name="P69">man kan inte lägga ihop typ a + typ b (int + str), men om man lägger ihop b+b eller a+a funkar det fint. Både a och b och type måste vara SAMMA. </text:p>
      <text:p text:style-name="P55">------------------------</text:p>
      <text:p text:style-name="No_20_Spacing"/>
      <text:p text:style-name="No_20_Spacing"><text:soft-page-break/></text:p>
      <text:p text:style-name="No_20_Spacing"/>
      <text:p text:style-name="P53">whatever=33.55<text:tab/><text:tab/></text:p>
      <text:p text:style-name="P53">print whatever,type(whatever)</text:p>
      <text:p text:style-name="P53">y=5.4</text:p>
      <text:p text:style-name="No_20_Spacing"><text:span text:style-name="T1">print y,type(</text:span><text:span text:style-name="T4">y)</text:span></text:p>
      <text:p text:style-name="P56">print y+whatever,type(whatever+y)</text:p>
      <text:p text:style-name="No_20_Spacing"/>
      <text:p text:style-name="P54">(SVAR)</text:p>
      <text:p text:style-name="P2">33.55 &lt;type 'float'&gt;<text:tab/><text:tab/>//float=nummer med decimaltal</text:p>
      <text:p text:style-name="P3">5.4 &lt;type 'float'&gt;</text:p>
      <text:p text:style-name="P3">38.95 &lt;type 'float'&gt;</text:p>
      <text:p text:style-name="P1"/>
      <text:p text:style-name="P2">_________________________</text:p>
      <text:p text:style-name="P1"/>
      <text:p text:style-name="P1"><text:span text:style-name="T9">s="estet ger kvalitet" <text:tab/></text:span><text:span text:style-name="T5">//s är en variabel</text:span></text:p>
      <text:p text:style-name="P6">print s+s<text:tab/><text:tab/></text:p>
      <text:p text:style-name="P1"><text:span text:style-name="T7">print 3*s<text:tab/><text:tab/></text:span><text:span text:style-name="T6"><text:tab/>//printar s 3x</text:span></text:p>
      <text:p text:style-name="P1"/>
      <text:p text:style-name="P3">_________________________</text:p>
      <text:p text:style-name="P1"/>
      <text:p text:style-name="P4">x=2</text:p>
      <text:p text:style-name="P4">y=3</text:p>
      <text:p text:style-name="P4">print x==y<text:tab/><text:tab/></text:p>
      <text:p text:style-name="P1"/>
      <text:p text:style-name="P7">(SVAR)</text:p>
      <text:p text:style-name="P2">False<text:tab/><text:tab/>// == jämför! Så den säger att ”nej, x är INTE samma som y”.</text:p>
      <text:p text:style-name="P1"/>
      <text:p text:style-name="P7">__________________________</text:p>
      <text:p text:style-name="P1"/>
      <text:p text:style-name="P1"><text:span text:style-name="T9">name ="frida"<text:tab/>//</text:span><text:span text:style-name="T5">name är en var</text:span></text:p>
      <text:p text:style-name="P4">age= 17</text:p>
      <text:p text:style-name="P1"><text:span text:style-name="T7">print "%</text:span><text:span text:style-name="T8">s </text:span><text:span text:style-name="T7">is %</text:span><text:span text:style-name="T8">d</text:span><text:span text:style-name="T7"> years old." </text:span><text:span text:style-name="T9">% (name, age) <text:s/>//</text:span><text:span text:style-name="T5">%s är VILKEN TYP, %d också. Gör man ett f på en </text:span></text:p>
      <text:p text:style-name="P2"><text:tab/><text:tab/><text:tab/><text:tab/> <text:s text:c="4"/>siffer-variabel så blir det type ”float”, alltså decimaler.</text:p>
      <text:p text:style-name="P2"><text:tab/><text:tab/><text:tab/><text:tab/> <text:s text:c="5"/>O på en siffervariabel gav mig 21... varför är oklart.</text:p>
      <text:p text:style-name="P1"/>
      <text:p text:style-name="P2">______________________________</text:p>
      <text:p text:style-name="P1"/>
      <text:p text:style-name="P6">ord="annapanna"</text:p>
      <text:p text:style-name="P1"><text:span text:style-name="T9">print ord[4]<text:tab/>//</text:span><text:span text:style-name="T5">skriver ut bokstav 4 i ordet (0 är första, 1 är nästa osv). <text:s/>Man kan lägga till <text:tab/></text:span></text:p>
      <text:p text:style-name="P2"><text:tab/><text:tab/>+ord[3] osv.</text:p>
      <text:p text:style-name="P1"/>
      <text:p text:style-name="P2">___________________________</text:p>
      <text:p text:style-name="P1"><text:soft-page-break/></text:p>
      <text:p text:style-name="P1"/>
      <text:p text:style-name="P1"/>
      <text:p text:style-name="P1"/>
      <text:p text:style-name="P1"/>
      <text:p text:style-name="P6">babbel="endelpratarhelatidenutanstopp"</text:p>
      <text:p text:style-name="P6">print babbel[0:2]</text:p>
      <text:p text:style-name="P6">print babbel[2:5]</text:p>
      <text:p text:style-name="P6">print babbel[5:11]</text:p>
      <text:p text:style-name="P6">print babbel[11:15]</text:p>
      <text:p text:style-name="P6">print babbel[15:20]</text:p>
      <text:p text:style-name="P6">print babbel[20:24]</text:p>
      <text:p text:style-name="P6">print babbel[24:]</text:p>
      <text:p text:style-name="P1"/>
      <text:p text:style-name="P7">(SVAR)</text:p>
      <text:p text:style-name="P40">en</text:p>
      <text:p text:style-name="P40">del</text:p>
      <text:p text:style-name="P40">pratar</text:p>
      <text:p text:style-name="P40">hela</text:p>
      <text:p text:style-name="P40">tiden</text:p>
      <text:p text:style-name="P40">utan</text:p>
      <text:p text:style-name="P40">stopp</text:p>
      <text:p text:style-name="P39"/>
      <text:p text:style-name="P40">_____________________</text:p>
      <text:p text:style-name="P39"/>
      <text:p text:style-name="P41">minlista=["pelle",22,9,"rå",[1,2,3]]<text:tab/>//det är [ som gör det till en lista</text:p>
      <text:p text:style-name="P41">print minlista[0]</text:p>
      <text:p text:style-name="P41">print minlista[4]</text:p>
      <text:p text:style-name="P39"/>
      <text:p text:style-name="P41">minlista[1]="sture"</text:p>
      <text:p text:style-name="P41">print minlista[1]</text:p>
      <text:p text:style-name="P39"/>
      <text:p text:style-name="P41">_________________________</text:p>
      <text:p text:style-name="P39"/>
      <text:p text:style-name="P41">tallista=[1,3,66,77,88]</text:p>
      <text:p text:style-name="P41">print 2*tallista</text:p>
      <text:p text:style-name="P41">print tallista+tallista</text:p>
      <text:p text:style-name="P39"/>
      <text:p text:style-name="P41">ordlista=["anna","pelle","gustaf"]</text:p>
      <text:p text:style-name="P41">print ordlista+tallista</text:p>
      <text:p text:style-name="P41">ordlista[2]=tallista</text:p>
      <text:p text:style-name="P41">print ordlista</text:p>
      <text:p text:style-name="P39"><text:span text:style-name="T12"><text:tab/><text:tab/><text:tab/>//</text:span><text:span text:style-name="T13">Samma princip som tidigare...</text:span></text:p>
      <text:p text:style-name="P39"/>
      <text:p text:style-name="P42">___________________________</text:p>
      <text:p text:style-name="P39"/>
      <text:p text:style-name="P39"><text:soft-page-break/><text:span text:style-name="T12">x=input('') <text:s text:c="2"/></text:span><text:span text:style-name="T11">//kan också vara raw-input. Raw är ”strängar” och vanlig är tal. </text:span></text:p>
      <text:p text:style-name="P41">print x</text:p>
      <text:p text:style-name="P1"/>
      <text:p text:style-name="P1"/>
      <text:p text:style-name="P1"/>
      <text:p text:style-name="P4">x=1<text:tab/></text:p>
      <text:p text:style-name="P6">while x&lt;1001:<text:tab/>//while x är mindre än 1001</text:p>
      <text:p text:style-name="P6"><text:tab/>x=x+1 <text:s text:c="7"/>//…ska x plussas med 1</text:p>
      <text:p text:style-name="P1"><text:span text:style-name="T9"><text:tab/>if x%2==0: <text:s text:c="2"/>//om man delar x med 2 och resten blir 0 så är det sant </text:span><text:span text:style-name="T5">(true)</text:span></text:p>
      <text:p text:style-name="P6"><text:tab/>print x*7 <text:s/>//isåfall ska man printa x gånger 7</text:p>
      <text:p text:style-name="P5">_______________________</text:p>
      <text:p text:style-name="P1"/>
      <text:p text:style-name="P5">x = "+"</text:p>
      <text:p text:style-name="P5">y= 1</text:p>
      <text:p text:style-name="P5">while y&lt;5:</text:p>
      <text:p text:style-name="P5"><text:tab/>print y*x</text:p>
      <text:p text:style-name="P1"><text:span text:style-name="T8"><text:tab/></text:span><text:span text:style-name="T10">y=y+1<text:tab/><text:tab/></text:span><text:span text:style-name="T9">//samma princip som innan, men en övning i strängar</text:span></text:p>
      <text:p text:style-name="P1"/>
      <text:p text:style-name="P4">________________________________</text:p>
      <text:p text:style-name="P1"/>
      <text:p text:style-name="P6">lista=["det","'är","lätt","att","programmera","wwwh"]</text:p>
      <text:p text:style-name="P6">for loopvariabeln in lista:<text:tab/><text:tab/>//loopvariabeln går att byta ut </text:p>
      <text:p text:style-name="P6"><text:tab/>print loopvariabeln<text:tab/><text:tab/></text:p>
      <text:p text:style-name="P1"/>
      <text:p text:style-name="P6">________________________________</text:p>
      <text:p text:style-name="P1"/>
      <text:p text:style-name="P6">x=2<text:tab/><text:tab/><text:tab/></text:p>
      <text:p text:style-name="P6">lista=[0,1,2,3,4,5,6,7,8,9,10]<text:tab/><text:tab/></text:p>
      <text:p text:style-name="P6">for loopvariabeln in lista:<text:tab/></text:p>
      <text:p text:style-name="P6"><text:tab/>print loopvariabeln+x</text:p>
      <text:p text:style-name="P1"/>
      <text:p text:style-name="P6"><text:tab/><text:tab/>//detta printar 2+ alla 11 olika siffror i listan</text:p>
      <text:p text:style-name="P32"/>
      <text:p text:style-name="P1"/>
      <text:p text:style-name="P6">minfemlista=range(5,51,5)<text:tab/>//ger en lista mellan 5-51 och skriver ut var femte tal</text:p>
      <text:p text:style-name="P6">for a in minfemlista:</text:p>
      <text:p text:style-name="P6"><text:tab/>print a</text:p>
      <text:p text:style-name="P6">minuddalista=range(1,100,2) <text:s text:c="3"/>//ger en lista mellan 1-100 och skriver ut vartannat tal</text:p>
      <text:p text:style-name="P6">for y in minuddalista:</text:p>
      <text:p text:style-name="P1"><text:span text:style-name="T9"><text:tab/>print y,<text:tab/><text:tab/>//</text:span><text:span text:style-name="T10">kommatecknet gör att de skrivs ut på en horisontell rad</text:span></text:p>
      <text:p text:style-name="P32"/>
      <text:p text:style-name="P7"><text:soft-page-break/>uppgift: att skriva en kod som multiplicerar varje heltal med två. Det funkar som jag gör det, men </text:p>
      <text:p text:style-name="P7">exemplet gör annorlunda.</text:p>
      <text:p text:style-name="P1"/>
      <text:p text:style-name="P7">Mitt:</text:p>
      <text:p text:style-name="P6">lista=[0,1,2,3,4,5,6,7,8,9,10]</text:p>
      <text:p text:style-name="P6">for a in lista:</text:p>
      <text:p text:style-name="P6"><text:tab/>if a%2==0:<text:tab/><text:tab/>//om a:s rest = 0 så printas a</text:p>
      <text:p text:style-name="P6"><text:tab/><text:tab/>print a*2,</text:p>
      <text:p text:style-name="P7"><text:tab/></text:p>
      <text:p text:style-name="P1"/>
      <text:p text:style-name="P7">facit:<text:tab/><text:tab/>//jag förstår inte…</text:p>
      <text:p text:style-name="P1"/>
      <text:p text:style-name="P6">lista=[1,2,3,4,5,6,7,8]</text:p>
      <text:p text:style-name="P6">a=range(len(lista))</text:p>
      <text:p text:style-name="P1"/>
      <text:p text:style-name="P6">for nr in a:</text:p>
      <text:p text:style-name="P6"><text:tab/>lista[nr]=2*lista[nr]</text:p>
      <text:p text:style-name="P6"><text:tab/></text:p>
      <text:p text:style-name="P6"><text:tab/>print lista,</text:p>
      <text:p text:style-name="P32"/>
      <text:p text:style-name="P1"/>
      <text:p text:style-name="P38">x=input('')<text:tab/><text:tab/>//’’ skriver ingenting. Input är tal/sträng som <text:tab/>skickas in. Man kan också skriva </text:p>
      <text:p text:style-name="P37"><text:span text:style-name="T9"><text:tab/><text:tab/></text:span><text:bookmark text:name="_GoBack"/><text:span text:style-name="T9">int(raw_input(’’))</text:span></text:p>
      <text:p text:style-name="P6">if x&lt;10:<text:tab/><text:tab/><text:tab/><text:tab/>//om x är mindre än 10</text:p>
      <text:p text:style-name="P6"><text:tab/><text:tab/><text:tab/><text:tab/>print "du skrev ett tal som var mindre än tio:", x</text:p>
      <text:p text:style-name="P6">elif x&gt;10:</text:p>
      <text:p text:style-name="P6"><text:tab/><text:tab/><text:tab/><text:tab/>print "du skrev ett tal som var större än tio:", x</text:p>
      <text:p text:style-name="P6">else:</text:p>
      <text:p text:style-name="P6"><text:tab/><text:tab/><text:tab/><text:tab/>print "du skrev:", x</text:p>
      <text:p text:style-name="P33"/>
      <text:p text:style-name="P1"/>
      <text:p text:style-name="P8">Loop-funktion</text:p>
      <text:p text:style-name="P1"/>
      <text:p text:style-name="P1">def mymult(a,b):<text:tab/><text:tab/>//define **(a,b)</text:p>
      <text:p text:style-name="P1"><text:tab/>svar=0<text:tab/><text:tab/><text:tab/>//behövs inte(?), bara för enkelhetens skull</text:p>
      <text:p text:style-name="P1"><text:tab/>while b&gt;0:<text:tab/><text:tab/>//om b är större än 0</text:p>
      <text:p text:style-name="P1"><text:tab/><text:tab/>b=b-1 <text:tab/><text:tab/>//...blir b en mindre varje gång</text:p>
      <text:p text:style-name="P1"><text:tab/><text:tab/>svar=a+a<text:tab/></text:p>
      <text:p text:style-name="P1"><text:tab/><text:tab/>svar=a+svar</text:p>
      <text:p text:style-name="P1"><text:tab/>return svar<text:tab/><text:tab/>//skickar svaret </text:p>
      <text:p text:style-name="P1"/>
      <text:p text:style-name="P1">print mymult(4,3)</text:p>
      <text:p text:style-name="P1"/>
      <text:p text:style-name="P1"/>
      <text:p text:style-name="P1"><text:soft-page-break/></text:p>
      <text:p text:style-name="P1"/>
      <text:p text:style-name="P1">def mydiv(a,b):</text:p>
      <text:p text:style-name="P1"><text:tab/>svar=0</text:p>
      <text:p text:style-name="P1"><text:tab/>while a&gt;0:</text:p>
      <text:p text:style-name="P1"><text:tab/><text:tab/>a=a-b</text:p>
      <text:p text:style-name="P1"><text:tab/><text:tab/>svar=svar+1</text:p>
      <text:p text:style-name="P1"><text:tab/>return svar</text:p>
      <text:p text:style-name="P1"/>
      <text:p text:style-name="P1">print mydiv(220,20)</text:p>
      <text:p text:style-name="P33"/>
      <text:p text:style-name="P1"/>
      <text:p text:style-name="P8">MODULER OCH PAKET !!! IMPORT BÖR ALLTID VARA GLOBAL !!!</text:p>
      <text:p text:style-name="P8">GLÖM EJ () PÅ DEF OCH FUN</text:p>
      <text:p text:style-name="P1"/>
      <text:p text:style-name="P16">import math <text:s text:c="2"/>//man kan också skriva !! as namn</text:p>
      <text:p text:style-name="P16">print math.sin(x) <text:s text:c="2"/>// byt math till namn</text:p>
      <text:p text:style-name="P33"/>
      <text:p text:style-name="P1"/>
      <text:p text:style-name="P16">minfil = open ('test.txt', 'w') <text:s text:c="3"/>//skapar/öppnar (och tar bort allt i) en fil och w:et <text:tab/><text:tab/><text:tab/> <text:s text:c="49"/>är write, det kan också stå read</text:p>
      <text:p text:style-name="P16">minfil.write(”lalala”)<text:tab/><text:tab/>// vad som skrivs i min fil</text:p>
      <text:p text:style-name="P16">minfil.close()<text:tab/><text:tab/><text:tab/>// stänger filen</text:p>
      <text:p text:style-name="P1"/>
      <text:p text:style-name="P16"><text:tab/>for k in range(x,y):<text:tab/>//skapar en loop</text:p>
      <text:p text:style-name="P16"><text:tab/>s=”%d” %(k)<text:tab/><text:tab/>//% hämtar k och skriver </text:p>
      <text:p text:style-name="P16"><text:tab/>minfil.write(s)<text:tab/><text:tab/>//utför</text:p>
      <text:p text:style-name="P33"/>
      <text:p text:style-name="P1"/>
      <text:p text:style-name="P16">import numpy<text:tab/><text:tab/><text:tab/><text:tab/>//importera 'numpy'</text:p>
      <text:p text:style-name="P16">print numpy.random.normal()<text:tab/><text:tab/>/random nummer</text:p>
      <text:p text:style-name="P34"/>
      <text:p text:style-name="P31"/>
      <text:p text:style-name="P44">Enkla sorteringsalgoritmer!</text:p>
      <text:p text:style-name="P57"/>
      <text:p text:style-name="No_20_Spacing"><text:span text:style-name="T19">d</text:span>ef<text:span text:style-name="T14"> findbiggest(a,b)</text:span></text:p>
      <text:p text:style-name="P58"><text:tab/>if(a&lt;b):</text:p>
      <text:p text:style-name="No_20_Spacing"><text:span text:style-name="T14"><text:tab/><text:tab/></text:span><text:span text:style-name="T15">return a<text:tab/></text:span><text:span text:style-name="T16">#går också att göra (a,b) </text:span><text:span text:style-name="T17">för att få båda.</text:span></text:p>
      <text:p text:style-name="P59"><text:tab/>else:</text:p>
      <text:p text:style-name="No_20_Spacing"><text:span text:style-name="T15"><text:tab/><text:tab/>return b<text:tab/></text:span><text:span text:style-name="T16">#går också att göra (b,a)</text:span></text:p>
      <text:p text:style-name="P58"><text:tab/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6">Steg 2:</text:p>
      <text:p text:style-name="P60"/>
      <text:p text:style-name="P61">def findbiggest(a,b,c): </text:p>
      <text:p text:style-name="P61"><text:tab/>if(a&gt;b): </text:p>
      <text:p text:style-name="P61"><text:tab/><text:tab/>if(a&gt;c): </text:p>
      <text:p text:style-name="P61"><text:s text:c="3"/><text:tab/><text:tab/><text:tab/>if(b&gt;c): </text:p>
      <text:p text:style-name="P61"><text:tab/><text:tab/><text:tab/><text:tab/>return (a,b,c) </text:p>
      <text:p text:style-name="P61"><text:tab/><text:tab/><text:tab/>else: </text:p>
      <text:p text:style-name="P61"><text:tab/><text:tab/><text:tab/><text:tab/>return (a,c,b) </text:p>
      <text:p text:style-name="P61"><text:tab/><text:tab/>else: </text:p>
      <text:p text:style-name="P61"><text:tab/><text:tab/><text:tab/>return (c,a,b) </text:p>
      <text:p text:style-name="P61"><text:s text:c="6"/><text:tab/>else: </text:p>
      <text:p text:style-name="P61"><text:tab/><text:tab/>if(b&gt;c): </text:p>
      <text:p text:style-name="P61"><text:tab/><text:tab/><text:tab/>if(a&gt;c):<text:tab/><text:tab/><text:tab/> </text:p>
      <text:p text:style-name="P61"><text:tab/><text:tab/><text:tab/><text:tab/>return (b,a,c) </text:p>
      <text:p text:style-name="P61"><text:tab/><text:tab/><text:tab/>else: </text:p>
      <text:p text:style-name="P61"><text:tab/><text:tab/><text:tab/><text:tab/>return (b,c,a) </text:p>
      <text:p text:style-name="P61"><text:tab/><text:tab/>else: </text:p>
      <text:p text:style-name="P61"><text:tab/><text:tab/><text:tab/>return (c,b,a) </text:p>
      <text:p text:style-name="P61"><text:tab/> </text:p>
      <text:p text:style-name="P61"/>
      <text:p text:style-name="P61">print findbiggest(1000,1600,15000) </text:p>
      <text:p text:style-name="P61"/>
      <text:p text:style-name="P43"><text:span text:style-name="T20">Skriv en funktion som tar in en lista som argument </text:span><text:span text:style-name="T21">och skriver ut elementen i listan.</text:span></text:p>
      <text:p text:style-name="P47"/>
      <text:p text:style-name="P52"><text:span text:style-name="T21">def lalala(s): <text:tab/><text:tab/><text:tab/></text:span><text:span text:style-name="T22">#</text:span><text:span text:style-name="T21">funktion som heter s</text:span></text:p>
      <text:p text:style-name="P62"/>
      <text:p text:style-name="P52"><text:span text:style-name="T21"><text:tab/>for p in range(0,len(s)): <text:tab/></text:span><text:span text:style-name="T22">#</text:span><text:span text:style-name="T21">p är valfri. len(s) betyder <text:tab/><text:tab/><text:tab/><text:tab/>längden av s.</text:span></text:p>
      <text:p text:style-name="P52"><text:span text:style-name="T21"><text:tab/><text:tab/>print s[p] <text:tab/><text:tab/></text:span><text:span text:style-name="T22">#</text:span><text:span text:style-name="T21">s är funktionen. P är ”range”</text:span></text:p>
      <text:p text:style-name="P62"/>
      <text:p text:style-name="P52"><text:span text:style-name="T21">lista=[1,5,2,7] <text:tab/><text:tab/><text:tab/></text:span><text:span text:style-name="T22">#l</text:span><text:span text:style-name="T21">ista är egendöpt, egna siffror</text:span></text:p>
      <text:p text:style-name="P52"><text:span text:style-name="T21">hej=[66,4,32,8] <text:tab/><text:tab/><text:tab/></text:span><text:span text:style-name="T22">#</text:span><text:span text:style-name="T21">-||-</text:span></text:p>
      <text:p text:style-name="P62"/>
      <text:p text:style-name="P52"><text:span text:style-name="T21">lalala(lista)<text:tab/><text:tab/><text:tab/><text:tab/></text:span><text:span text:style-name="T22">#l</text:span><text:span text:style-name="T21">alala(lista) anropar funktionen <text:tab/><text:tab/><text:tab/><text:tab/>och lägger in lista istället för s </text:span></text:p>
      <text:p text:style-name="P62">lalala(hej) </text:p>
      <text:p text:style-name="P70"/>
      <text:p text:style-name="P63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LISTOR OCH GREJER</text:p>
      <text:p text:style-name="P48"/>
      <text:p text:style-name="P63">def lalala(s): <text:tab/><text:tab/>#denna funktion ska ta det minsta talet och <text:tab/><text:tab/><text:tab/>printa det. Här behövs en hög Orvar.</text:p>
      <text:p text:style-name="P63"><text:tab/>orvar=19999 </text:p>
      <text:p text:style-name="P63"><text:s text:c="6"/></text:p>
      <text:p text:style-name="P63"><text:tab/>for p in range(0,len(s)): </text:p>
      <text:p text:style-name="P63"><text:tab/><text:tab/> </text:p>
      <text:p text:style-name="P63"><text:tab/><text:tab/>if s[p]&lt;orvar: </text:p>
      <text:p text:style-name="P63"><text:tab/><text:tab/><text:tab/>orvar=s[p] </text:p>
      <text:p text:style-name="P63"><text:tab/>return orvar </text:p>
      <text:p text:style-name="P63"/>
      <text:p text:style-name="P63">lista=[11,5,2,7] </text:p>
      <text:p text:style-name="P63"/>
      <text:p text:style-name="P63">print lalala(lista) </text:p>
      <text:p text:style-name="P63"/>
      <text:p text:style-name="P64">EXTRA: summera alla nummer - <text:tab/><text:tab/></text:p>
      <text:p text:style-name="P64"/>
      <text:p text:style-name="P64">istället för ”if-satsen” ovanför:<text:tab/>orvar=s[p]+orvar </text:p>
      <text:p text:style-name="P64"><text:tab/><text:tab/><text:tab/>return orvar </text:p>
      <text:p text:style-name="P63"/>
      <text:p text:style-name="P50">HITTA MINSTA SIFFRAN</text:p>
      <text:p text:style-name="P63"/>
      <text:p text:style-name="P66">lista=[2,5,4,77,1,33] </text:p>
      <text:p text:style-name="P66"/>
      <text:p text:style-name="P66">def findmin(l): </text:p>
      <text:p text:style-name="P66"><text:tab/>min=l[0] </text:p>
      <text:p text:style-name="P66"><text:tab/> </text:p>
      <text:p text:style-name="P66"><text:tab/>for i in range(1,len(l)): </text:p>
      <text:p text:style-name="P66"><text:tab/><text:tab/>if(l[i]&lt;min): </text:p>
      <text:p text:style-name="P66"><text:tab/><text:tab/><text:tab/>min=l[i] </text:p>
      <text:p text:style-name="P66"><text:tab/>return min </text:p>
      <text:p text:style-name="P66"/>
      <text:p text:style-name="P66">print findmin(lista) </text:p>
      <text:p text:style-name="P65"/>
      <text:p text:style-name="P51">NÄSTLADE LOOPAR </text:p>
      <text:p text:style-name="P51"/>
      <text:p text:style-name="P67">def doublefor(l): <text:tab/><text:tab/><text:tab/>#l är namnet, byts ut där nere</text:p>
      <text:p text:style-name="P67"><text:tab/>for j in range (0,len(l)): <text:tab/><text:tab/>#j är bara en bokstav</text:p>
      <text:p text:style-name="P67"><text:tab/><text:tab/>for i in range (0,len(l)): <text:tab/>#i är också bara en bokstav</text:p>
      <text:p text:style-name="P67"><text:tab/><text:tab/><text:tab/>print (j,i) <text:tab/></text:p>
      <text:p text:style-name="P67"/>
      <text:p text:style-name="P67"/>
      <text:p text:style-name="P67">doublefor([1,2,3])<text:tab/><text:tab/><text:tab/>#lista. Elementen är 0,1,2.</text:p>
      <text:p text:style-name="P9"/>
      <text:p text:style-name="P10"><text:span text:style-name="T23">==== </text:span><text:span text:style-name="T18">detta skrivs ut ====</text:span></text:p>
      <text:p text:style-name="P20"/>
      <text:p text:style-name="P20">(0, 0) (0, 1) (0, 2) (1, 0) (1, 1) (1, 2) (2, 0) (2, 1) (2, 2) </text:p>
      <text:p text:style-name="P20"/>
      <text:p text:style-name="P17"><text:span text:style-name="T23"><text:tab/></text:span><text:span text:style-name="T24">går att skriva:<text:tab/></text:span><text:span text:style-name="T3">for i in range(0,j):</text:span><text:span text:style-name="T23"><text:tab/></text:span></text:p>
      <text:p text:style-name="P20"/>
      <text:p text:style-name="P20"/>
      <text:p text:style-name="P11"><text:soft-page-break/>BYT PLATS PÅ ELEMENT I LISTAN</text:p>
      <text:p text:style-name="P21"/>
      <text:p text:style-name="P21">l1=[1,2,3,4] </text:p>
      <text:p text:style-name="P21"/>
      <text:p text:style-name="P18"><text:span text:style-name="T25">def change(l): <text:tab/><text:tab/><text:tab/></text:span><text:span text:style-name="T26">#l är vad vi kallar listan inom funktionen</text:span></text:p>
      <text:p text:style-name="P18"><text:span text:style-name="T25"><text:tab/>a=l[0] <text:tab/><text:tab/><text:tab/></text:span><text:span text:style-name="T26">#definierar a som första elementet i listan</text:span></text:p>
      <text:p text:style-name="P18"><text:span text:style-name="T25"><text:tab/>b=l[3] <text:tab/><text:tab/><text:tab/></text:span><text:span text:style-name="T26">#definierar b som sista elementet i listan</text:span></text:p>
      <text:p text:style-name="P18"><text:span text:style-name="T25"><text:tab/>l[0]=l[3] <text:tab/><text:tab/></text:span><text:span text:style-name="T26">#första elementet blir sista elementet</text:span></text:p>
      <text:p text:style-name="P18"><text:span text:style-name="T25"><text:tab/>l[3]=a <text:tab/><text:tab/><text:tab/></text:span><text:span text:style-name="T26">#sista elementet blir a, som är första elementet <text:tab/><text:tab/><text:tab/><text:tab/> <text:s text:c="52"/></text:span><text:span text:style-name="T27">#</text:span><text:span text:style-name="T26">INNAN första elementet blev sista elementet</text:span></text:p>
      <text:p text:style-name="P21"><text:tab/>return l </text:p>
      <text:p text:style-name="P21"/>
      <text:p text:style-name="P21">print change(l1) </text:p>
      <text:p text:style-name="P21"/>
      <text:p text:style-name="P22">en mer generell variant är: </text:p>
      <text:p text:style-name="P19"><text:span text:style-name="T28"><text:tab/>l[0]=l[len(l)-1] <text:tab/><text:tab/>#inte hårdkodat, som ovanstående, </text:span><text:span text:style-name="T29">minus 1 är <text:tab/><text:tab/><text:tab/> <text:s text:c="52"/>för att </text:span></text:p>
      <text:p text:style-name="P22"><text:tab/>l[len(l)-1]=a</text:p>
      <text:p text:style-name="P11"/>
      <text:p text:style-name="P12">BAKVÄND LISTA (fusk)</text:p>
      <text:p text:style-name="P23"/>
      <text:p text:style-name="P24">l1=[1,2,3,4,5,6,7] </text:p>
      <text:p text:style-name="P24">l2=[1,2,3,4] </text:p>
      <text:p text:style-name="P24"/>
      <text:p text:style-name="P24">def change(l):<text:tab/> </text:p>
      <text:p text:style-name="P24"><text:tab/>a=l[0]<text:tab/> </text:p>
      <text:p text:style-name="P24"><text:tab/>b=l[1] </text:p>
      <text:p text:style-name="P24"><text:tab/>c=l[2] </text:p>
      <text:p text:style-name="P24"><text:tab/>l[0]=l[len(l)-1] </text:p>
      <text:p text:style-name="P24"><text:tab/>l[len(l)-1]=a </text:p>
      <text:p text:style-name="P24"><text:tab/>l[1]=l[len(l)-2] </text:p>
      <text:p text:style-name="P24"><text:tab/>l[len(l)-2]=b </text:p>
      <text:p text:style-name="P24"><text:tab/>l[2]=l[len(l)-3] </text:p>
      <text:p text:style-name="P24"><text:tab/>l[len(l)-3]=c </text:p>
      <text:p text:style-name="P24"><text:tab/><text:tab/><text:tab/> <text:s text:c="51"/></text:p>
      <text:p text:style-name="P24"><text:tab/>return l </text:p>
      <text:p text:style-name="P24"/>
      <text:p text:style-name="P24">print change(l1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><text:soft-page-break/>ETT LITET SPEL!</text:p>
      <text:p text:style-name="P13"/>
      <text:p text:style-name="P25">import numpy as siffror </text:p>
      <text:p text:style-name="P25"/>
      <text:p text:style-name="P25">def stenosv(sten,sax,pase): </text:p>
      <text:p text:style-name="P25"><text:tab/> </text:p>
      <text:p text:style-name="P25"><text:tab/>sten=sten*siffror.random.normal(10) </text:p>
      <text:p text:style-name="P25"><text:tab/>sax=sax*siffror.random.normal(10) </text:p>
      <text:p text:style-name="P25"><text:tab/>pase=pase*siffror.random.normal(10) </text:p>
      <text:p text:style-name="P25"><text:tab/> </text:p>
      <text:p text:style-name="P25"><text:tab/>siffror.floor(sten) </text:p>
      <text:p text:style-name="P25"><text:tab/>siffror.floor(sax) </text:p>
      <text:p text:style-name="P25"><text:tab/>siffror.floor(pase) </text:p>
      <text:p text:style-name="P25"/>
      <text:p text:style-name="P25"><text:tab/>if(sten&lt;sax): </text:p>
      <text:p text:style-name="P25"><text:tab/><text:tab/>if(sten&lt;pase): </text:p>
      <text:p text:style-name="P25"><text:tab/><text:tab/><text:tab/>return "sten" </text:p>
      <text:p text:style-name="P25"><text:tab/><text:tab/>else: </text:p>
      <text:p text:style-name="P25"><text:tab/><text:tab/><text:tab/>return "pase" </text:p>
      <text:p text:style-name="P25"><text:tab/>if(sax&lt;sten): </text:p>
      <text:p text:style-name="P25"><text:tab/><text:tab/>if(sax&lt;pase): </text:p>
      <text:p text:style-name="P25"><text:tab/><text:tab/><text:tab/>return "sax" </text:p>
      <text:p text:style-name="P25"><text:tab/><text:tab/>else: </text:p>
      <text:p text:style-name="P25"><text:tab/><text:tab/><text:tab/>return "pase" </text:p>
      <text:p text:style-name="P25"><text:tab/>if(pase&lt;sten): </text:p>
      <text:p text:style-name="P25"><text:tab/><text:tab/>if(pase&lt;sax): </text:p>
      <text:p text:style-name="P25"><text:tab/><text:tab/><text:tab/>return "pase" </text:p>
      <text:p text:style-name="P25"><text:tab/><text:tab/>else: </text:p>
      <text:p text:style-name="P25"><text:tab/><text:tab/><text:tab/>return "sax" </text:p>
      <text:p text:style-name="P25"/>
      <text:p text:style-name="P25"/>
      <text:p text:style-name="P25">print stenosv(100,100,100)</text:p>
      <text:p text:style-name="P25"/>
      <text:p text:style-name="P14">GUI</text:p>
      <text:p text:style-name="P14"/>
      <text:p text:style-name="P26">import Tkinter </text:p>
      <text:p text:style-name="P26">from Tkinter import * </text:p>
      <text:p text:style-name="P26">root=Tk( ) <text:tab/><text:tab/><text:tab/><text:tab/>#root är namnet (”skapar en tom ruta”)</text:p>
      <text:p text:style-name="P26"/>
      <text:p text:style-name="P26">widget = Label(root) <text:tab/><text:tab/><text:tab/>#kopplar ihop en label som kopplas till </text:p>
      <text:p text:style-name="P26"><text:tab/><text:tab/><text:tab/><text:tab/><text:tab/> <text:s text:c="2"/>root. Kallas Widget.</text:p>
      <text:p text:style-name="P26"/>
      <text:p text:style-name="P26">widget.config(text="My first GUI") <text:tab/>#inte å ä ö</text:p>
      <text:p text:style-name="P26">widget.pack(side=TOP, expand=YES, fill=BOTH) <text:tab/>#testade runt. Inget ändras.</text:p>
      <text:p text:style-name="P26">root.mainloop()</text:p>
      <text:p text:style-name="P26"/>
      <text:p text:style-name="P27"><text:soft-page-break/>widget=Button(None,text="knapp", command=sys.exit) <text:tab/>#sys.exit stänger GUI.</text:p>
      <text:p text:style-name="P27">widget.pack() <text:tab/><text:tab/><text:tab/># den måste has med om man ska ha fler</text:p>
      <text:p text:style-name="P27"><text:tab/><text:tab/><text:tab/><text:tab/> <text:s text:c="2"/>knappar.</text:p>
      <text:p text:style-name="P27"/>
      <text:p text:style-name="P27">widget.mainloop()<text:tab/><text:tab/>#stänger.</text:p>
      <text:p text:style-name="P35"/>
      <text:p text:style-name="P28"/>
      <text:p text:style-name="P29"/>
      <text:p text:style-name="P29">def stenosv(): </text:p>
      <text:p text:style-name="P29"><text:tab/>print "yeah mf" </text:p>
      <text:p text:style-name="P29"/>
      <text:p text:style-name="P29">play = Frame() </text:p>
      <text:p text:style-name="P29">play.pack() </text:p>
      <text:p text:style-name="P29">Label(play, text="Click play").pack(side=TOP) </text:p>
      <text:p text:style-name="P29">Button(play, text="Play", command=stenosv).pack(side=LEFT) </text:p>
      <text:p text:style-name="P29">Button(play, text="Quit", command=play.quit).pack(side=RIGHT) </text:p>
      <text:p text:style-name="P29"/>
      <text:p text:style-name="P29">play.mainloop()</text:p>
      <text:p text:style-name="P36"/>
      <text:p text:style-name="P29"/>
      <text:p text:style-name="P15">Customize</text:p>
      <text:p text:style-name="P15"/>
      <text:p text:style-name="P29">Labelfont = ('times', 24, 'italic')<text:tab/><text:tab/>#funkar inte pour mig. </text:p>
      <text:p text:style-name="P29"/>
      <text:p text:style-name="P29">widget = Label(root, text="HEJ ALLESAMMANS") </text:p>
      <text:p text:style-name="P29">widget.config(bg='black', fg='red') </text:p>
      <text:p text:style-name="P29"/>
      <text:p text:style-name="P29">widget.pack(expand=YES, fill=BOTH) </text:p>
      <text:p text:style-name="P29">root.mainloop()</text:p>
      <text:p text:style-name="P36"/>
      <text:p text:style-name="P71"/>
      <text:p text:style-name="P29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OBJEKTORIENTERING</text:p>
      <text:p text:style-name="P29"/>
      <text:p text:style-name="P72">class Bankaccount(): </text:p>
      <text:p text:style-name="P30"><text:span text:style-name="T30"><text:tab/>def __init__(self): <text:tab/><text:tab/></text:span><text:span text:style-name="T31">#automatisk, skapar objektet.</text:span></text:p>
      <text:p text:style-name="P30"><text:span text:style-name="T30"><text:tab/><text:tab/>print "nu anropas" <text:tab/></text:span><text:span text:style-name="T31">#bara för att förstå.</text:span></text:p>
      <text:p text:style-name="P30"><text:span text:style-name="T30"><text:tab/><text:tab/>self.saldo=0 <text:tab/><text:tab/></text:span><text:span text:style-name="T31">#säger att saldot är tomt</text:span></text:p>
      <text:p text:style-name="P72"><text:tab/> </text:p>
      <text:p text:style-name="P30"><text:span text:style-name="T30"><text:tab/>def insertmoney(self,a): <text:tab/><text:tab/></text:span><text:span text:style-name="T31">#SELF är viktigt! A är för att ha ett värde</text:span></text:p>
      <text:p text:style-name="P72"><text:tab/><text:tab/>self.saldo=self.saldo+a<text:tab/> </text:p>
      <text:p text:style-name="P72"/>
      <text:p text:style-name="P72"><text:tab/>def withdrawmoney(self,b): </text:p>
      <text:p text:style-name="P72"><text:tab/><text:tab/>self.saldo=self.saldo-b </text:p>
      <text:p text:style-name="P72"/>
      <text:p text:style-name="P72"><text:tab/>def showsaldo(self): </text:p>
      <text:p text:style-name="P72"><text:tab/><text:tab/>return self.saldo </text:p>
      <text:p text:style-name="P72"/>
      <text:p text:style-name="P72">mittkonto=Bankaccount() </text:p>
      <text:p text:style-name="P72">mittkonto.insertmoney(10) </text:p>
      <text:p text:style-name="P72">mittkonto.withdrawmoney(7) </text:p>
      <text:p text:style-name="P72">mittkonto.showsaldo()</text:p>
      <text:p text:style-name="P72">print mittkonto.saldo</text:p>
      <text:p text:style-name="P72"/>
      <text:p text:style-name="P72"/>
      <text:p text:style-name="P73">class Pistol(): </text:p>
      <text:p text:style-name="P73"><text:tab/>def __init__(self): </text:p>
      <text:p text:style-name="P73"><text:tab/><text:tab/>print "you picked up a gun!" </text:p>
      <text:p text:style-name="P73"><text:tab/><text:tab/>self.bullets=0 </text:p>
      <text:p text:style-name="P73"/>
      <text:p text:style-name="P73"><text:tab/>def shoot(self): <text:tab/></text:p>
      <text:p text:style-name="P73"><text:tab/><text:tab/>if self.bullets&gt;0: </text:p>
      <text:p text:style-name="P73"><text:tab/><text:tab/><text:tab/>self.bullets=self.bullets-1 </text:p>
      <text:p text:style-name="P73"><text:tab/><text:tab/>else: </text:p>
      <text:p text:style-name="P73"><text:tab/><text:tab/><text:tab/>print "you have no bullets left" </text:p>
      <text:p text:style-name="P73"/>
      <text:p text:style-name="P73"><text:tab/>def reload(self): </text:p>
      <text:p text:style-name="P73"><text:tab/><text:tab/>self.bullets=0 </text:p>
      <text:p text:style-name="P73"><text:tab/><text:tab/>self.bullets=self.bullets+8 </text:p>
      <text:p text:style-name="P73"/>
      <text:p text:style-name="P73"><text:tab/>def show(self): </text:p>
      <text:p text:style-name="P73"><text:tab/><text:tab/>return self.bullets </text:p>
      <text:p text:style-name="P73"/>
      <text:p text:style-name="P73">minpistol=Pistol() </text:p>
      <text:p text:style-name="P73"/>
      <text:p text:style-name="P73">minpistol.reload() </text:p>
      <text:p text:style-name="P73">minpistol.shoot() </text:p>
      <text:p text:style-name="P73">minpistol.shoot() </text:p>
      <text:p text:style-name="P73"><text:soft-page-break/>minpistol.shoot() </text:p>
      <text:p text:style-name="P73">minpistol.show() </text:p>
      <text:p text:style-name="P73"/>
      <text:p text:style-name="P73">print "you have", minpistol.bullets, "bullets left"</text:p>
      <text:p text:style-name="P73"/>
      <text:p text:style-name="P76"><text:span text:style-name="T32">GUI (igen!!)</text:span></text:p>
      <text:p text:style-name="P76"><text:span text:style-name="T32"/></text:p>
      <text:p text:style-name="P74"><text:span text:style-name="T32">import sys</text:span></text:p>
      <text:p text:style-name="P74"><text:span text:style-name="T32">import Tkinter</text:span></text:p>
      <text:p text:style-name="P74"><text:span text:style-name="T32">from Tkinter import *</text:span></text:p>
      <text:p text:style-name="P74"><text:span text:style-name="T32">root = Tk( )</text:span></text:p>
      <text:p text:style-name="P74"><text:span text:style-name="T32">labelfont = ('times', 50, 'italic')</text:span></text:p>
      <text:p text:style-name="P74"><text:span text:style-name="T32"></text:span></text:p>
      <text:p text:style-name="P74"><text:span text:style-name="T32">widget= Label(root, text='SYNTHESIZER', font=labelfont)</text:span></text:p>
      <text:p text:style-name="P74"><text:span text:style-name="T32">widget.config(bg='black', fg='red')</text:span></text:p>
      <text:p text:style-name="P74"><text:span text:style-name="T32"></text:span></text:p>
      <text:p text:style-name="P74"><text:span text:style-name="T32">widget.pack(expand=YES, fill=BOTH)</text:span></text:p>
      <text:p text:style-name="P74"><text:span text:style-name="T32">root.mainloop( )</text:span></text:p>
      <text:p text:style-name="P74"><text:span text:style-name="T32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fo:color="#00000a" style:font-name="Calibri" fo:font-size="11pt" fo:language="sv" fo:country="S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margin-top="0in" fo:margin-bottom="0in" style:contextual-spacing="false" style:line-height-at-least="0.0693in" fo:orphans="2" fo:widows="2" fo:hyphenation-ladder-count="no-limit" style:writing-mode="lr-tb"/>
      <style:text-properties fo:color="#00000a" style:font-name="Calibri" fo:font-size="11pt" fo:language="sv" fo:country="S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style:line-height-at-least="0.0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language-asian="sv" style:country-asian="SE" style:font-name-complex="Courier New1" style:font-size-complex="10pt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language-asian="sv" style:country-asian="SE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1.0555in" fo:margin-left="0.9839in" fo:margin-right="0.909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21:22:00</meta:creation-date>
    <meta:initial-creator>Sajjad Taherzadeh</meta:initial-creator>
    <dc:creator>Oskar Nyman</dc:creator>
    <dc:date>2014-03-10T17:01:04</dc:date>
    <meta:editing-cycles>28</meta:editing-cycles>
    <meta:editing-duration>PT3H3M12S</meta:editing-duration>
    <meta:generator>LibreOffice/4.0.2.2$Linux_x86 LibreOffice_project/400m0$Build-2</meta:generator>
    <meta:document-statistic meta:table-count="0" meta:image-count="0" meta:object-count="0" meta:page-count="13" meta:paragraph-count="373" meta:word-count="1423" meta:character-count="10879" meta:non-whitespace-character-count="8937"/>
    <meta:template xlink:type="simple" xlink:actuate="onRequest" xlink:title="Normal.dotm" xlink:href=""/>
  </office:meta>
</office:document-meta>
</file>